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7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1"/>
    </style:style>
    <style:style style:name="P3" style:family="paragraph">
      <style:text-properties style:font-name="Droid Sans Mono1" fo:font-size="18pt"/>
    </style:style>
    <style:style style:name="P4" style:family="paragraph">
      <style:text-properties fo:color="#808080" style:font-name="Droid Sans Mono1" fo:font-size="18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weight="bold" style:font-weight-asian="bold" style:font-weight-complex="bold"/>
    </style:style>
    <style:style style:name="T3" style:family="text">
      <style:text-properties style:font-name="Droid Sans Mono1" fo:font-size="18pt"/>
    </style:style>
    <style:style style:name="T4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1.698cm" svg:y="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122cm" svg:height="0.988cm" svg:x="4.683cm" svg:y="1.903cm">
            <draw:text-box>
              <text:p><text:span text:style-name="T1">The common root node</text:span></text:p>
            </draw:text-box>
          </draw:frame>
        </draw:g>
      </draw:page>
      <draw:page draw:name="page2" draw:style-name="dp1" draw:master-page-name="Default">
        <draw:frame draw:style-name="gr2" draw:text-style-name="P2" draw:layer="layout" svg:width="15.361cm" svg:height="15.728cm" svg:x="1.387cm" svg:y="1.508cm">
          <draw:text-box>
            <text:p><text:span text:style-name="T1">'=' identifiers for individuals</text:span></text:p>
            <text:p><text:span text:style-name="T1"/></text:p>
            <text:p><text:span text:style-name="T1"><text:s text:c="2"/></text:span><text:span text:style-name="T1">Example: </text:span><text:span text:style-name="T2">=alice</text:span></text:p>
            <text:p><text:span text:style-name="T2"/></text:p>
            <text:p><text:span text:style-name="T1"/></text:p>
            <text:p><text:span text:style-name="T1"/></text:p>
            <text:p><text:span text:style-name="T1">'@' identifiers for organizations</text:span></text:p>
            <text:p><text:span text:style-name="T1"/></text:p>
            <text:p><text:span text:style-name="T1"><text:s text:c="2"/></text:span><text:span text:style-name="T1">Example: </text:span><text:span text:style-name="T2">@acme</text:span></text:p>
            <text:p><text:span text:style-name="T1"/></text:p>
            <text:p><text:span text:style-name="T1"/></text:p>
            <text:p><text:span text:style-name="T1"/></text:p>
            <text:p><text:span text:style-name="T1">'+' identifiers for things and concepts</text:span></text:p>
            <text:p><text:span text:style-name="T1"/></text:p>
            <text:p><text:span text:style-name="T1"><text:s text:c="2"/></text:span><text:span text:style-name="T1">Example: </text:span><text:span text:style-name="T2">+email</text:span></text:p>
            <text:p><text:span text:style-name="T1"/></text:p>
            <text:p><text:span text:style-name="T1"/></text:p>
            <text:p><text:span text:style-name="T1"/></text:p>
            <text:p><text:span text:style-name="T1">'$' identifiers for reserved concepts</text:span></text:p>
            <text:p><text:span text:style-name="T1"/></text:p>
            <text:p><text:span text:style-name="T1"><text:s text:c="2"/></text:span><text:span text:style-name="T1">Example: </text:span><text:span text:style-name="T2">$uri</text:span></text:p>
          </draw:text-box>
        </draw:frame>
      </draw:page>
      <draw:page draw:name="page3" draw:style-name="dp1" draw:master-page-name="Default">
        <draw:custom-shape draw:style-name="gr1" draw:text-style-name="P1" xml:id="id1" draw:id="id1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1" draw:start-glue-point="8" draw:end-shape="id2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4" draw:style-name="dp1" draw:master-page-name="Default">
        <draw:custom-shape draw:style-name="gr1" draw:text-style-name="P1" xml:id="id3" draw:id="id3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3" draw:start-glue-point="8" draw:end-shape="id4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custom-shape draw:style-name="gr3" draw:text-style-name="P1" xml:id="id5" draw:id="id5" draw:layer="layout" svg:width="1.27cm" svg:height="1.27cm" svg:x="4.659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7cm" svg:height="1.27cm" svg:x="4.659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1.188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697cm" svg:y="16.395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62cm" svg:y1="2.272cm" svg:x2="4.659cm" svg:y2="11.668cm" draw:start-shape="id3" draw:start-glue-point="8" draw:end-shape="id5" draw:end-glue-point="6" svg:d="m1662 2272c0 6264 999 9396 2997 9396" svg:viewBox="0 0 2998 9397">
          <text:p/>
        </draw:connector>
        <draw:connector draw:style-name="gr4" draw:text-style-name="P1" draw:layer="layout" draw:type="curve" svg:x1="1.662cm" svg:y1="2.272cm" svg:x2="4.659cm" svg:y2="16.875cm" draw:start-shape="id3" draw:start-glue-point="8" draw:end-shape="id6" draw:end-glue-point="6" svg:d="m1662 2272c0 9736 999 14603 2997 14603" svg:viewBox="0 0 2998 14604">
          <text:p/>
        </draw:connector>
        <draw:frame draw:style-name="gr6" draw:text-style-name="P4" draw:layer="layout" svg:width="2.026cm" svg:height="1.242cm" svg:x="2.663cm" svg:y="8.167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19cm" svg:y="13.619cm">
          <draw:text-box>
            <text:p><text:span text:style-name="T4">@acme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5" draw:style-name="dp1" draw:master-page-name="Default">
        <draw:custom-shape draw:style-name="gr1" draw:text-style-name="P1" xml:id="id7" draw:id="id7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7" draw:start-glue-point="8" draw:end-shape="id8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custom-shape draw:style-name="gr3" draw:text-style-name="P1" xml:id="id9" draw:id="id9" draw:layer="layout" svg:width="1.27cm" svg:height="1.27cm" svg:x="4.659cm" svg:y="14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27cm" svg:height="1.27cm" svg:x="4.659cm" svg:y="19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4.568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697cm" svg:y="19.775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62cm" svg:y1="2.272cm" svg:x2="4.659cm" svg:y2="15.048cm" draw:start-shape="id7" draw:start-glue-point="8" draw:end-shape="id9" draw:end-glue-point="6" svg:d="m1662 2272c0 8518 999 12776 2997 12776" svg:viewBox="0 0 2998 12777">
          <text:p/>
        </draw:connector>
        <draw:connector draw:style-name="gr4" draw:text-style-name="P1" draw:layer="layout" draw:type="curve" svg:x1="1.662cm" svg:y1="2.272cm" svg:x2="4.659cm" svg:y2="20.255cm" draw:start-shape="id7" draw:start-glue-point="8" draw:end-shape="id10" draw:end-glue-point="6" svg:d="m1662 2272c0 11989 999 17983 2997 17983" svg:viewBox="0 0 2998 17984">
          <text:p/>
        </draw:connector>
        <draw:frame draw:style-name="gr6" draw:text-style-name="P4" draw:layer="layout" svg:width="2.026cm" svg:height="1.242cm" svg:x="2.663cm" svg:y="11.547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19cm" svg:y="16.999cm">
          <draw:text-box>
            <text:p><text:span text:style-name="T4">@acme</text:span></text:p>
          </draw:text-box>
        </draw:frame>
        <draw:connector draw:style-name="gr4" draw:text-style-name="P1" draw:layer="layout" draw:type="curve" svg:x1="5.294cm" svg:y1="7.174cm" svg:x2="8.671cm" svg:y2="10.982cm" draw:start-shape="id8" draw:start-glue-point="8" draw:end-shape="id11" draw:end-glue-point="5" svg:d="m5294 7174c0 2539 1125 3808 3377 3808" svg:viewBox="0 0 3378 3809">
          <text:p/>
        </draw:connector>
        <draw:frame draw:style-name="gr2" draw:text-style-name="P3" draw:layer="layout" svg:width="5.836cm" svg:height="0.988cm" svg:x="10.71cm" svg:y="10.504cm">
          <draw:text-box>
            <text:p><text:span text:style-name="T3">=alice&lt;+email&gt;</text:span></text:p>
          </draw:text-box>
        </draw:frame>
        <draw:frame draw:style-name="gr5" draw:text-style-name="P4" draw:layer="layout" svg:width="3.55cm" svg:height="0.988cm" svg:x="6.126cm" svg:y="8.206cm">
          <draw:text-box>
            <text:p><text:span text:style-name="T4">&lt;+email&gt;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  <draw:custom-shape draw:style-name="gr3" draw:text-style-name="P1" xml:id="id11" draw:id="id11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6" draw:style-name="dp1" draw:master-page-name="Default">
        <draw:custom-shape draw:style-name="gr1" draw:text-style-name="P1" xml:id="id12" draw:id="id12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2" draw:start-glue-point="8" draw:end-shape="id13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14" draw:id="id14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12" draw:start-glue-point="8" draw:end-shape="id14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12" draw:start-glue-point="8" draw:end-shape="id15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1cm" svg:y2="10.982cm" draw:start-shape="id13" draw:start-glue-point="8" draw:end-shape="id16" draw:end-glue-point="5" svg:d="m5306 7190c0 2528 1121 3792 3365 3792" svg:viewBox="0 0 3366 3793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6cm" svg:y1="11.617cm" svg:x2="11.846cm" svg:y2="15.605cm" draw:start-shape="id16" draw:start-glue-point="6" draw:end-shape="id17" draw:end-glue-point="5" svg:d="m9306 11617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18" draw:id="id18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1cm" svg:y1="16.24cm" svg:x2="15.656cm" svg:y2="20.291cm" draw:start-shape="id17" draw:start-glue-point="6" draw:end-shape="id18" draw:end-glue-point="3" svg:d="m12481 16240c0 2701 1058 4051 3175 4051" svg:viewBox="0 0 3176 4052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16" draw:id="id16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7" draw:id="id17" draw:layer="layout" svg:width="1.27cm" svg:height="1.27cm" svg:x="11.846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7" draw:style-name="dp1" draw:master-page-name="Default">
        <draw:custom-shape draw:style-name="gr1" draw:text-style-name="P1" xml:id="id19" draw:id="id19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9" draw:start-glue-point="8" draw:end-shape="id20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21" draw:id="id21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19" draw:start-glue-point="8" draw:end-shape="id21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19" draw:start-glue-point="8" draw:end-shape="id22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1cm" svg:y2="10.982cm" draw:start-shape="id20" draw:start-glue-point="8" draw:end-shape="id23" draw:end-glue-point="5" svg:d="m5306 7190c0 2528 1121 3792 3365 3792" svg:viewBox="0 0 3366 3793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6cm" svg:y1="11.617cm" svg:x2="11.846cm" svg:y2="15.605cm" draw:start-shape="id23" draw:start-glue-point="6" draw:end-shape="id24" draw:end-glue-point="5" svg:d="m9306 11617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25" draw:id="id25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1cm" svg:y1="16.24cm" svg:x2="15.656cm" svg:y2="20.291cm" draw:start-shape="id24" draw:start-glue-point="6" draw:end-shape="id25" draw:end-glue-point="3" svg:d="m12481 16240c0 2701 1058 4051 3175 4051" svg:viewBox="0 0 3176 4052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23" draw:id="id23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4" draw:id="id24" draw:layer="layout" svg:width="1.27cm" svg:height="1.27cm" svg:x="11.846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8" draw:style-name="dp1" draw:master-page-name="Default">
        <draw:custom-shape draw:style-name="gr1" draw:text-style-name="P1" xml:id="id26" draw:id="id26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26" draw:start-glue-point="8" draw:end-shape="id27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28" draw:id="id28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9" draw:id="id29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26" draw:start-glue-point="8" draw:end-shape="id28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26" draw:start-glue-point="8" draw:end-shape="id29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27" draw:start-glue-point="8" draw:end-shape="id30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30" draw:start-glue-point="6" draw:end-shape="id31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32" draw:id="id32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31" draw:start-glue-point="6" draw:end-shape="id32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27" draw:start-glue-point="8" draw:end-shape="id28" draw:end-glue-point="4" svg:d="m5306 7190v13491" svg:viewBox="0 0 1 13492">
          <text:p/>
        </draw:connector>
        <draw:frame draw:style-name="gr2" draw:text-style-name="P2" draw:layer="layout" svg:width="3.169cm" svg:height="0.988cm" svg:x="6.004cm" svg:y="14.629cm">
          <draw:text-box>
            <text:p><text:span text:style-name="T1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30" draw:id="id30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1" draw:id="id31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9" draw:style-name="dp1" draw:master-page-name="Default">
        <draw:custom-shape draw:style-name="gr1" draw:text-style-name="P1" xml:id="id33" draw:id="id33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4" draw:id="id34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33" draw:start-glue-point="8" draw:end-shape="id34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35" draw:id="id35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6" draw:id="id36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33" draw:start-glue-point="8" draw:end-shape="id35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33" draw:start-glue-point="8" draw:end-shape="id36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34" draw:start-glue-point="8" draw:end-shape="id37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37" draw:start-glue-point="6" draw:end-shape="id38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39" draw:id="id39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38" draw:start-glue-point="6" draw:end-shape="id39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34" draw:start-glue-point="8" draw:end-shape="id35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><text:span text:style-name="T3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37" draw:id="id37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8" draw:id="id38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0" draw:style-name="dp1" draw:master-page-name="Default">
        <draw:custom-shape draw:style-name="gr1" draw:text-style-name="P1" xml:id="id40" draw:id="id40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1" draw:id="id41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40" draw:start-glue-point="8" draw:end-shape="id41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42" draw:id="id42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3" draw:id="id4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40" draw:start-glue-point="8" draw:end-shape="id42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40" draw:start-glue-point="8" draw:end-shape="id43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41" draw:start-glue-point="8" draw:end-shape="id44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44" draw:start-glue-point="6" draw:end-shape="id45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46" draw:id="id46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45" draw:start-glue-point="6" draw:end-shape="id46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41" draw:start-glue-point="8" draw:end-shape="id42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><text:span text:style-name="T3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44" draw:id="id44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5" draw:id="id45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1" draw:style-name="dp1" draw:master-page-name="Default">
        <draw:custom-shape draw:style-name="gr1" draw:text-style-name="P1" xml:id="id47" draw:id="id47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8" draw:id="id48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47" draw:start-glue-point="8" draw:end-shape="id48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49" draw:id="id49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0" draw:id="id50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47" draw:start-glue-point="8" draw:end-shape="id49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47" draw:start-glue-point="8" draw:end-shape="id50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48" draw:start-glue-point="8" draw:end-shape="id51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51" draw:start-glue-point="6" draw:end-shape="id52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53" draw:id="id53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52" draw:start-glue-point="6" draw:end-shape="id53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48" draw:start-glue-point="8" draw:end-shape="id49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><text:span text:style-name="T3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51" draw:id="id51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2" draw:id="id52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2" draw:style-name="dp1" draw:master-page-name="Default">
        <draw:frame draw:style-name="gr2" draw:text-style-name="P3" draw:layer="layout" svg:width="2.407cm" svg:height="0.988cm" svg:x="1.916cm" svg:y="1.917cm">
          <draw:text-box>
            <text:p><text:span text:style-name="T3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1-15T09:04:04.351651277</dc:date>
    <dc:creator>markus </dc:creator>
    <meta:editing-duration>PT16H10M41S</meta:editing-duration>
    <meta:editing-cycles>37</meta:editing-cycles>
    <meta:generator>LibreOffice/4.1.4.2$Linux_X86_64 LibreOffice_project/410m0$Build-2</meta:generator>
    <meta:document-statistic meta:object-count="198"/>
  </office:meta>
</office:document-meta>
</file>